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0000000400C2D86ABA10DE212.png" manifest:media-type="image/png"/>
  <manifest:file-entry manifest:full-path="Pictures/100000010000004000000040F859E67829273523.png" manifest:media-type="image/png"/>
  <manifest:file-entry manifest:full-path="Pictures/10000000000000400000004048DC68B68BBEE1C3.jpg" manifest:media-type="image/jpeg"/>
  <manifest:file-entry manifest:full-path="Pictures/100000010000004000000040305E2029FF781078.png" manifest:media-type="image/png"/>
  <manifest:file-entry manifest:full-path="Pictures/100000010000004000000040C36003EB27074393.png" manifest:media-type="image/png"/>
  <manifest:file-entry manifest:full-path="Pictures/1000000000000040000000401786043A16D7D01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Quotations" style:list-style-name="L4"/>
    <style:style style:name="P8" style:family="paragraph" style:parent-style-name="Standard">
      <style:text-properties officeooo:rsid="00040d31" officeooo:paragraph-rsid="00040d31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6" style:family="paragraph" style:parent-style-name="Text_20_body" style:list-style-name="L3">
      <style:paragraph-properties fo:margin-left="0cm" fo:margin-right="0cm" fo:text-indent="0cm" style:auto-text-indent="false" style:writing-mode="lr-tb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/>
    <style:style style:name="P19" style:family="paragraph" style:parent-style-name="Text_20_body">
      <style:text-properties officeooo:rsid="00040d31" officeooo:paragraph-rsid="00040d31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officeooo:rsid="00040d31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askubuntu.com/questions/829069/what-does-i-return-mean" text:style-name="Internet_20_link" text:visited-style-name="Visited_20_Internet_20_Link"><text:span text:style-name="T1">What does "[[ $- != *i* ]] &amp;&amp; return" mean?</text:span></text:a></text:h>
      <text:p text:style-name="P6">Asked </text:p>
      <text:p text:style-name="P6">Modified <text:a xlink:type="simple" xlink:href="https://askubuntu.com/questions/829069/what-does-i-return-mean?lastactivity" text:style-name="Internet_20_link" text:visited-style-name="Visited_20_Internet_20_Link">7 years ago</text:a> </text:p>
      <text:p text:style-name="P6">Viewed 7k times </text:p>
      <text:section text:style-name="Sect1" text:name="mainbar">
        <text:p text:style-name="P2"/>
        <text:section text:style-name="Sect1" text:name="question">
          <text:p text:style-name="P2"/>
        </text:section>
      </text:section>
      <text:p text:style-name="P6">23 </text:p>
      <text:section text:style-name="Sect1" text:name="구역1">
        <text:p text:style-name="P4"><text:bookmark text:name="question"/>I have this line in my <text:span text:style-name="Source_20_Text">.bashrc</text:span> and I would like to know what exactly this means </text:p>
        <text:p text:style-name="Preformatted_20_Text"><text:span text:style-name="Source_20_Text"># If not running interactively, don't do anything</text:span></text:p>
        <text:p text:style-name="P5"><text:span text:style-name="Source_20_Text">[[ $- != *i* ]] &amp;&amp; return</text:span></text:p>
        <text:list text:style-name="L1">
          <text:list-item>
            <text:p text:style-name="P10"><text:a xlink:type="simple" xlink:href="https://askubuntu.com/questions/tagged/command-line" text:style-name="Internet_20_link" text:visited-style-name="Visited_20_Internet_20_Link">command-line</text:a></text:p>
          </text:list-item>
          <text:list-item>
            <text:p text:style-name="P9"><text:a xlink:type="simple" xlink:href="https://askubuntu.com/questions/tagged/bashrc" text:style-name="Internet_20_link" text:visited-style-name="Visited_20_Internet_20_Link">bashrc</text:a></text:p>
          </text:list-item>
        </text:list>
        <text:p text:style-name="P6"><text:a xlink:type="simple" xlink:href="https://askubuntu.com/q/829069" text:style-name="Internet_20_link" text:visited-style-name="Visited_20_Internet_20_Link">Share</text:a> </text:p>
        <text:p text:style-name="P6"><text:a xlink:type="simple" xlink:href="https://askubuntu.com/posts/829069/edit" text:style-name="Internet_20_link" text:visited-style-name="Visited_20_Internet_20_Link">Improve this question</text:a> </text:p>
        <text:p text:style-name="P6"><text:a xlink:type="simple" xlink:href="https://askubuntu.com/posts/829069/revisions" text:style-name="Internet_20_link" text:visited-style-name="Visited_20_Internet_20_Link">edited Sep 25, 2016 at 16:17</text:a> </text:p>
        <text:p text:style-name="P6"><draw:a xlink:type="simple" xlink:href="https://askubuntu.com/users/527764/zanna"><draw:frame draw:style-name="fr1" draw:name="이미지1" text:anchor-type="as-char" svg:width="0.9cm" svg:height="0.9cm" draw:z-index="0"><draw:image xlink:href="Pictures/1000000000000040000000401786043A16D7D017.jpg" xlink:type="simple" xlink:show="embed" xlink:actuate="onLoad" draw:mime-type="image/jpeg"/><svg:title>Zanna's user avatar</svg:title></draw:frame></draw:a></text:p>
        <text:p text:style-name="P6"><text:a xlink:type="simple" xlink:href="https://askubuntu.com/users/527764/zanna" text:style-name="Internet_20_link" text:visited-style-name="Visited_20_Internet_20_Link">Zanna</text:a>♦ </text:p>
        <text:p text:style-name="P3">69.6k5656 gold badges217217 silver badges328328 bronze badges </text:p>
        <text:p text:style-name="P6">asked Sep 24, 2016 at 13:18 </text:p>
        <text:p text:style-name="P6"><draw:a xlink:type="simple" xlink:href="https://askubuntu.com/users/497359/severus-tux"><draw:frame draw:style-name="fr1" draw:name="이미지2" text:anchor-type="as-char" svg:width="0.9cm" svg:height="0.9cm" draw:z-index="1"><draw:image xlink:href="Pictures/100000010000004000000040C36003EB27074393.png" xlink:type="simple" xlink:show="embed" xlink:actuate="onLoad" draw:mime-type="image/png"/><svg:title>Severus Tux's user avatar</svg:title></draw:frame></draw:a></text:p>
        <text:p text:style-name="P6"><text:a xlink:type="simple" xlink:href="https://askubuntu.com/users/497359/severus-tux" text:style-name="Internet_20_link" text:visited-style-name="Visited_20_Internet_20_Link">Severus Tux</text:a> </text:p>
        <text:p text:style-name="P3">9,75699 gold badges5858 silver badges9898 bronze badges </text:p>
        <text:section text:style-name="Sect1" text:name="comments-link-829069">
          <text:p text:style-name="P2"><text:a xlink:type="simple" xlink:href="https://askubuntu.com/questions/829069/what-does-i-return-mean#" text:style-name="Internet_20_link" text:visited-style-name="Visited_20_Internet_20_Link">Add a comment</text:a> </text:p>
        </text:section>
      </text:section>
      <text:section text:style-name="Sect1" text:name="answers">
        <text:p text:style-name="P2"><text:bookmark text:name="tab-top"/></text:p>
        <text:section text:style-name="Sect1" text:name="answers-header">
          <text:h text:style-name="P1" text:outline-level="2">3 Answers </text:h>
        </text:section>
      </text:section>
      <text:section text:style-name="Sect1" text:name="구역2">
        <text:p text:style-name="P2"><text:bookmark text:name="answers-header"/></text:p>
      </text:section>
      <text:section text:style-name="Sect1" text:name="answer-829074">
        <text:p text:style-name="P2"/>
      </text:section>
      <text:p text:style-name="P6">33 </text:p>
      <text:section text:style-name="Sect1" text:name="구역3">
        <text:list text:style-name="L2">
          <text:list-item>
            <text:p text:style-name="P12"><text:bookmark text:name="answer-829074"/><text:span text:style-name="Source_20_Text">$-</text:span> means 'current flags'. </text:p>
          </text:list-item>
          <text:list-item>
            <text:p text:style-name="P13"><text:span text:style-name="Source_20_Text">echo $-</text:span> returns "himBH". Those are all defaults. </text:p>
          </text:list-item>
          <text:list-item>
            <text:p text:style-name="P11">so ... <text:span text:style-name="Source_20_Text">[[ $- != *i* ]] &amp;&amp; return</text:span> actually does what it says above in a comment: it checks if the interactive flag is set. The [[ and ]] make it a <text:soft-page-break/>boolean so it ends up in a "true" or "false". "false &amp;&amp; return" makes it go on "true &amp;&amp; return" makes it execute the return. </text:p>
          </text:list-item>
        </text:list>
        <text:p text:style-name="Text_20_body">The default flags explained in more detail:</text:p>
        <text:p text:style-name="Text_20_body">h is for "hash all": this tells bash to remember the locations of commands it has found through querying your PATH.</text:p>
        <text:p text:style-name="Text_20_body">i is for "interactive": entering input &amp; getting back output.</text:p>
        <text:p text:style-name="Text_20_body">m is for "monitor": this enables job control </text:p>
        <text:p text:style-name="Text_20_body">B is for "brace expand". This allows you to use brace expansion</text:p>
        <text:p text:style-name="Text_20_body">H is for "history expand". This is what enables you to rerun a command from your history by prefacing its number with an exclamation point</text:p>
        <text:p text:style-name="Horizontal_20_Line"/>
        <text:p text:style-name="Text_20_body">By the way. I have ...</text:p>
        <text:p text:style-name="Preformatted_20_Text"><text:span text:style-name="Source_20_Text"># If not running interactively, don't do anything</text:span></text:p>
        <text:p text:style-name="Preformatted_20_Text"><text:span text:style-name="Source_20_Text">case $- in</text:span></text:p>
        <text:p text:style-name="Preformatted_20_Text"><text:span text:style-name="Source_20_Text"><text:s text:c="4"/>*i*) ;;</text:span></text:p>
        <text:p text:style-name="Preformatted_20_Text"><text:span text:style-name="Source_20_Text"><text:s text:c="6"/>*) return;;</text:span></text:p>
        <text:p text:style-name="P5"><text:span text:style-name="Source_20_Text">esac</text:span></text:p>
        <text:p text:style-name="Text_20_body">Basically does the same but easier to read I assume.</text:p>
        <text:p text:style-name="P2"><text:a xlink:type="simple" xlink:href="https://askubuntu.com/a/829074" text:style-name="Internet_20_link" text:visited-style-name="Visited_20_Internet_20_Link">Share</text:a> </text:p>
        <text:p text:style-name="P6"><text:a xlink:type="simple" xlink:href="https://askubuntu.com/posts/829074/edit" text:style-name="Internet_20_link" text:visited-style-name="Visited_20_Internet_20_Link">Improve this answer</text:a> </text:p>
        <text:p text:style-name="P6"><text:a xlink:type="simple" xlink:href="https://askubuntu.com/posts/829074/revisions" text:style-name="Internet_20_link" text:visited-style-name="Visited_20_Internet_20_Link">edited Sep 24, 2016 at 13:47</text:a> </text:p>
        <text:p text:style-name="P6">answered Sep 24, 2016 at 13:32 </text:p>
        <text:p text:style-name="P6"><draw:a xlink:type="simple" xlink:href="https://askubuntu.com/users/15811/rinzwind"><draw:frame draw:style-name="fr1" draw:name="이미지3" text:anchor-type="as-char" svg:width="0.9cm" svg:height="0.9cm" draw:z-index="2"><draw:image xlink:href="Pictures/100000010000004000000040305E2029FF781078.png" xlink:type="simple" xlink:show="embed" xlink:actuate="onLoad" draw:mime-type="image/png"/><svg:title>Rinzwind's user avatar</svg:title></draw:frame></draw:a></text:p>
        <text:p text:style-name="P6"><text:a xlink:type="simple" xlink:href="https://askubuntu.com/users/15811/rinzwind" text:style-name="Internet_20_link" text:visited-style-name="Visited_20_Internet_20_Link">Rinzwind</text:a> </text:p>
        <text:p text:style-name="P3">295k4141 gold badges571571 silver badges713713 bronze badges </text:p>
        <text:section text:style-name="Sect1" text:name="comments-link-829074">
          <text:p text:style-name="P2"><text:a xlink:type="simple" xlink:href="https://askubuntu.com/questions/829069/what-does-i-return-mean#" text:style-name="Internet_20_link" text:visited-style-name="Visited_20_Internet_20_Link">Add a comment</text:a> </text:p>
        </text:section>
      </text:section>
      <text:section text:style-name="Sect1" text:name="answer-830426">
        <text:p text:style-name="P2"/>
      </text:section>
      <text:p text:style-name="P6">6 </text:p>
      <text:section text:style-name="Sect1" text:name="구역4">
        <text:p text:style-name="P4"><text:bookmark text:name="answer-830426"/>Basically it means "If the shell flags don't contain a lowercase i, then stop the function/script here".</text:p>
        <text:p text:style-name="P5"><text:span text:style-name="Source_20_Text">[[ ]]</text:span></text:p>
        <text:p text:style-name="Text_20_body">denotes a conditional expression in bash</text:p>
        <text:p text:style-name="P5"><text:soft-page-break/><text:span text:style-name="Source_20_Text">$-</text:span></text:p>
        <text:p text:style-name="Text_20_body">means the shell flags. It will contain "i" if the shell is interactive (ie. you can type commands, as opposed to, it's executing a script)</text:p>
        <text:p text:style-name="P5"><text:span text:style-name="Source_20_Text">!=</text:span></text:p>
        <text:p text:style-name="Text_20_body">simply means "not equal to".</text:p>
        <text:p text:style-name="P5"><text:span text:style-name="Source_20_Text">*i*</text:span></text:p>
        <text:p text:style-name="Text_20_body">is a wildcard pattern that matches anything containing "i"</text:p>
        <text:p text:style-name="P5"><text:span text:style-name="Source_20_Text">return</text:span></text:p>
        <text:p text:style-name="Text_20_body">without any arguments just means stop the execution of the current function or script.</text:p>
        <text:p text:style-name="P5"><text:span text:style-name="Source_20_Text">&amp;&amp;</text:span></text:p>
        <text:p text:style-name="Text_20_body">is the logical <text:span text:style-name="Emphasis">AND</text:span> operator. The expression at the right, in this case <text:span text:style-name="Source_20_Text">return</text:span>, will only be evaluated (executed) if the expression at the left is <text:span text:style-name="Emphasis">true</text:span>. So in many programming languages, <text:span text:style-name="Source_20_Text">a &amp;&amp; b</text:span> is a shorthand for <text:span text:style-name="Source_20_Text">if a then b</text:span> -- this is called "short-circuit evaluation" and it drives programming teachers crazy when you use it :D</text:p>
        <text:p text:style-name="P2"><text:a xlink:type="simple" xlink:href="https://askubuntu.com/a/830426" text:style-name="Internet_20_link" text:visited-style-name="Visited_20_Internet_20_Link">Share</text:a> </text:p>
        <text:p text:style-name="P6"><text:a xlink:type="simple" xlink:href="https://askubuntu.com/posts/830426/edit" text:style-name="Internet_20_link" text:visited-style-name="Visited_20_Internet_20_Link">Improve this answer</text:a> </text:p>
        <text:p text:style-name="P6"><text:a xlink:type="simple" xlink:href="https://askubuntu.com/posts/830426/revisions" text:style-name="Internet_20_link" text:visited-style-name="Visited_20_Internet_20_Link">edited Oct 15, 2016 at 18:33</text:a> </text:p>
        <text:p text:style-name="P6"><draw:a xlink:type="simple" xlink:href="https://askubuntu.com/users/134729/guntbert"><draw:frame draw:style-name="fr1" draw:name="이미지4" text:anchor-type="as-char" svg:width="0.9cm" svg:height="0.9cm" draw:z-index="3"><draw:image xlink:href="Pictures/10000000000000400000004048DC68B68BBEE1C3.jpg" xlink:type="simple" xlink:show="embed" xlink:actuate="onLoad" draw:mime-type="image/jpeg"/><svg:title>guntbert's user avatar</svg:title></draw:frame></draw:a></text:p>
        <text:p text:style-name="P6"><text:a xlink:type="simple" xlink:href="https://askubuntu.com/users/134729/guntbert" text:style-name="Internet_20_link" text:visited-style-name="Visited_20_Internet_20_Link">guntbert</text:a> </text:p>
        <text:p text:style-name="P3">13k3737 gold badges4545 silver badges8686 bronze badges </text:p>
        <text:p text:style-name="P6">answered Sep 27, 2016 at 17:34 </text:p>
        <text:p text:style-name="P6"><draw:a xlink:type="simple" xlink:href="https://askubuntu.com/users/516251/delt"><draw:frame draw:style-name="fr1" draw:name="이미지5" text:anchor-type="as-char" svg:width="0.9cm" svg:height="0.9cm" draw:z-index="4"><draw:image xlink:href="Pictures/1000000100000040000000400C2D86ABA10DE212.png" xlink:type="simple" xlink:show="embed" xlink:actuate="onLoad" draw:mime-type="image/png"/><svg:title>delt's user avatar</svg:title></draw:frame></draw:a></text:p>
        <text:p text:style-name="P6"><text:a xlink:type="simple" xlink:href="https://askubuntu.com/users/516251/delt" text:style-name="Internet_20_link" text:visited-style-name="Visited_20_Internet_20_Link">delt</text:a> </text:p>
        <text:p text:style-name="P3">33311 silver badge44 bronze badges </text:p>
        <text:section text:style-name="Sect1" text:name="comments-link-830426">
          <text:p text:style-name="P2"><text:a xlink:type="simple" xlink:href="https://askubuntu.com/questions/829069/what-does-i-return-mean#" text:style-name="Internet_20_link" text:visited-style-name="Visited_20_Internet_20_Link">Add a comment</text:a> </text:p>
        </text:section>
      </text:section>
      <text:section text:style-name="Sect1" text:name="answer-829071">
        <text:p text:style-name="P2"/>
      </text:section>
      <text:p text:style-name="Text_20_body">2 </text:p>
      <text:p text:style-name="Text_20_body">I would assume it's like it says: if bash isn't open in an interactive shell, then don't do anything.</text:p>
      <text:p text:style-name="Text_20_body"><text:soft-page-break/>I don't know the whole function, but there are probably commands and flags set below that line in case you do have bash open in a TTY.</text:p>
      <text:p text:style-name="P2"><text:a xlink:type="simple" xlink:href="https://askubuntu.com/a/829071" text:style-name="Internet_20_link" text:visited-style-name="Visited_20_Internet_20_Link">Share</text:a> </text:p>
      <text:p text:style-name="P6"><text:a xlink:type="simple" xlink:href="https://askubuntu.com/posts/829071/edit" text:style-name="Internet_20_link" text:visited-style-name="Visited_20_Internet_20_Link">Improve this answer</text:a> </text:p>
      <text:p text:style-name="P6">answered Sep 24, 2016 at 13:20 </text:p>
      <text:p text:style-name="P6"><draw:a xlink:type="simple" xlink:href="https://askubuntu.com/users/274320/thewanderer"><draw:frame draw:style-name="fr1" draw:name="이미지6" text:anchor-type="as-char" svg:width="0.9cm" svg:height="0.9cm" draw:z-index="5"><draw:image xlink:href="Pictures/100000010000004000000040F859E67829273523.png" xlink:type="simple" xlink:show="embed" xlink:actuate="onLoad" draw:mime-type="image/png"/><svg:title>TheWanderer's user avatar</svg:title></draw:frame></draw:a></text:p>
      <text:p text:style-name="P6"><text:a xlink:type="simple" xlink:href="https://askubuntu.com/users/274320/thewanderer" text:style-name="Internet_20_link" text:visited-style-name="Visited_20_Internet_20_Link">TheWanderer</text:a> </text:p>
      <text:p text:style-name="P3">19.3k1212 gold badges4949 silver badges6565 bronze badges </text:p>
      <text:section text:style-name="Sect1" text:name="comments-829071">
        <text:list text:style-name="L3">
          <text:list-item>
            <text:p text:style-name="P14"><text:bookmark text:name="comment-1261878"/>thanks :) but I am looking forward to know what exactly is <text:span text:style-name="Source_20_Text">$-</text:span> and <text:span text:style-name="Source_20_Text">*i*</text:span> and how does it find out whether its interactive mode or not </text:p>
            <text:p text:style-name="P17">– <text:a xlink:type="simple" xlink:href="https://askubuntu.com/users/497359/severus-tux" text:style-name="Internet_20_link" text:visited-style-name="Visited_20_Internet_20_Link">Severus Tux</text:a> </text:p>
            <text:p text:style-name="P15"><text:a xlink:type="simple" xlink:href="https://askubuntu.com/questions/829069/what-does-i-return-mean#comment1261878_829071" text:style-name="Internet_20_link" text:visited-style-name="Visited_20_Internet_20_Link">Sep 24, 2016 at 13:22</text:a> </text:p>
          </text:list-item>
          <text:list-item>
            <text:p text:style-name="P14"><text:a xlink:type="simple" xlink:href="http://unix.stackexchange.com/questions/257571/why-does-bashrc-check-whether-the-current-shell-is-interactive" text:style-name="Internet_20_link" text:visited-style-name="Visited_20_Internet_20_Link"><text:bookmark text:name="comment-1261880"/>unix.stackexchange.com/questions/257571/…</text:a> </text:p>
            <text:p text:style-name="P17">– <text:a xlink:type="simple" xlink:href="https://askubuntu.com/users/274320/thewanderer" text:style-name="Internet_20_link" text:visited-style-name="Visited_20_Internet_20_Link">TheWanderer</text:a> </text:p>
            <text:p text:style-name="P16"><text:a xlink:type="simple" xlink:href="https://askubuntu.com/questions/829069/what-does-i-return-mean#comment1261880_829071" text:style-name="Internet_20_link" text:visited-style-name="Visited_20_Internet_20_Link">Sep 24, 2016 at 13:24</text:a> </text:p>
          </text:list-item>
        </text:list>
      </text:section>
      <text:p text:style-name="Standard"/>
      <text:p text:style-name="Standard"/>
      <text:p text:style-name="P8"><text:span text:style-name="T4">Pushd popd 하고 남은 디렉토리 스택은 dirs로 볼 수 있고, dirs -v로 넘버를 붙여 볼 수도 있다</text:span>.</text:p>
      <text:p text:style-name="P8">단, bash는 현재대렉토리가 디렉토리스텍 0번에 자리하여서 dirs로 보이는 순서대로 0부터 시작해서 디렉토리를 지정해서 지우면 되지만,</text:p>
      <text:p text:style-name="P8"/>
      <text:p text:style-name="P8">그러나 zsh는 dirs -v에서 현재 디렉토리가 0으로 보이지만 <text:s/>디렉토리 스택(dirstack)에 포함되지 않고, 현재티렉토리부터 1부터 시작한다.</text:p>
      <text:p text:style-name="P8"/>
      <text:p text:style-name="P8">/tmp $ dirs</text:p>
      <text:p text:style-name="P8">/tmp /etc <text:span text:style-name="T4">~/Downloads</text:span> ~/wallpapers ~ ~/Books</text:p>
      <text:p text:style-name="P8">/tmp $ dirs -v</text:p>
      <text:p text:style-name="P8">0<text:tab/>/tmp</text:p>
      <text:p text:style-name="P8">1<text:tab/>/etc</text:p>
      <text:p text:style-name="P8">2<text:tab/><text:span text:style-name="T4">~/Downloads</text:span></text:p>
      <text:p text:style-name="P8">3<text:tab/>~/wallpapers</text:p>
      <text:p text:style-name="P8">4<text:tab/>~</text:p>
      <text:p text:style-name="P8">5<text:tab/>~/Books</text:p>
      <text:p text:style-name="P8"/>
      <text:p text:style-name="P8">/tmp $ echo ${dirstack[@]}</text:p>
      <text:p text:style-name="P8">/etc/ /home/kimnux/Downloads /home/kimnux/wallpaper /home/kimnux /home/kimnux/books</text:p>
      <text:p text:style-name="P8"/>
      <text:p text:style-name="P8"><text:soft-page-break/>위의 상황일때 <text:span text:style-name="T4">popd +3</text:span>을 한다면??</text:p>
      <text:p text:style-name="P8">/tmp $ popd +3</text:p>
      <text:p text:style-name="P8">/tmp /etc ~/wallpapers ~ ~/Books 가 표시된다.(~/Downloads가 지워짐)</text:p>
      <text:p text:style-name="P8">/tmp $ dirs</text:p>
      <text:p text:style-name="P8">/tmp /etc ~/wallpapers ~ ~/Books</text:p>
      <text:p text:style-name="P8">/tmp $ dirs -v</text:p>
      <text:p text:style-name="P8">0<text:tab/>/tmp</text:p>
      <text:p text:style-name="P8">1<text:tab/>/etc</text:p>
      <text:p text:style-name="P8">2<text:tab/>~/wallpapers</text:p>
      <text:p text:style-name="P8">3<text:tab/>~</text:p>
      <text:p text:style-name="P8">4<text:tab/>~/Books</text:p>
      <text:p text:style-name="P8">/tmp $ dirs</text:p>
      <text:p text:style-name="P8">/tmp <text:span text:style-name="T4">/etc</text:span> ~/wallpapers ~ ~/Books</text:p>
      <text:p text:style-name="P8">여기서 다시 popd +3을 한다면?</text:p>
      <text:p text:style-name="P8">/tmp $ pop +3</text:p>
      <text:p text:style-name="P8">/tmp ~/wallpapers ~ ~/Books ?????????????????????????????????????????????????????????</text:p>
      <text:p text:style-name="P8"><text:s/><text:tab/><text:tab/> <text:s text:c="30"/>아니 왜 /etc 가 지워지냐고??????????????????</text:p>
      <text:p text:style-name="P19"><text:s text:c="51"/>popd가 oh-my-zsh와 충돌이 있다고 한다.</text:p>
      <text:p text:style-name="P19"><text:span text:style-name="Strong_20_Emphasis"/></text:p>
      <text:p text:style-name="P19"><text:span text:style-name="Strong_20_Emphasis">Note:</text:span> Whether the present working directory is considered an element of the directory stack differs between <text:span text:style-name="Source_20_Text">zsh</text:span> and <text:span text:style-name="Source_20_Text">bash</text:span>. I used <text:span text:style-name="Source_20_Text">bash</text:span> as reference for the above lists.</text:p>
      <text:list text:style-name="L4">
        <text:list-item>
          <text:p text:style-name="P18">In <text:span text:style-name="Source_20_Text">bash</text:span> the present working directory is considered to be the top element of the directory stack. The <text:span text:style-name="Source_20_Text">man 1 bash</text:span> says:</text:p>
          <text:p text:style-name="P7"><text:span text:style-name="Strong_20_Emphasis"><text:span text:style-name="Source_20_Text">pushd [-n] [dir]</text:span></text:span> </text:p>
          <text:p text:style-name="P7">[…] Adds <text:span text:style-name="Source_20_Text">dir</text:span> to the directory stack at the top, making it the new current working directory as if it had been supplied as the argument to the <text:span text:style-name="Source_20_Text">cd</text:span> builtin. […]</text:p>
          <text:p text:style-name="P18">Printing <text:span text:style-name="Source_20_Text">DIRSTACK</text:span> (<text:span text:style-name="Source_20_Text">echo ${dirstack[@]}</text:span>) confirms that the first element is identical to <text:span text:style-name="Source_20_Text">$PWD</text:span>. </text:p>
        </text:list-item>
        <text:list-item>
          <text:p text:style-name="P18">In <text:span text:style-name="Source_20_Text">zsh</text:span> the present working directory is not part of the directory stack (but still shown with <text:span text:style-name="Source_20_Text">dirs</text:span>). <text:span text:style-name="Source_20_Text">man 1 zshbuiltins</text:span> says:</text:p>
          <text:p text:style-name="P7"><text:span text:style-name="Strong_20_Emphasis"><text:span text:style-name="Source_20_Text">pushd [ -qsLP ] [ arg ]</text:span></text:span></text:p>
          <text:p text:style-name="P7"><text:soft-page-break/>[…] Change the current directory, and push the old current directory onto the directory stack. In the first form, change the current directory to arg. […]</text:p>
          <text:p text:style-name="P18"><text:span text:style-name="T2">zsh의 경우 </text:span>Printing <text:span text:style-name="Source_20_Text">dirstack</text:span> (<text:span text:style-name="Source_20_Text">echo ${dirstack[@]}</text:span>) and comparing it to the output of <text:span text:style-name="Source_20_Text">dirs</text:span> should show that the <text:span text:style-name="Source_20_Text">PWD</text:span> is not part of `dirstack.</text:p>
        </text:list-item>
      </text:list>
      <text:p text:style-name="Text_20_body">In both shells <text:span text:style-name="Source_20_Text">dirs</text:span> prints the present working directory as the first element. Also in both shells, the directory stack element with the index <text:span text:style-name="Source_20_Text">1</text:span> refers to the directory which was current before the last <text:span text:style-name="Source_20_Text">pushd</text:span>. That is because arrays in <text:span text:style-name="Source_20_Text">zsh</text:span> are usually numbered from <text:span text:style-name="Source_20_Text">1</text:span>, while they are numbered from <text:span text:style-name="Source_20_Text">0</text:span> in <text:span text:style-name="Source_20_Text">bash</text:span>. So there is little practical difference</text:p>
      <text:p text:style-name="Horizontal_20_Line"/>
      <text:p text:style-name="Text_20_body">As said above, this behavior can be modified in <text:span text:style-name="Source_20_Text">zsh</text:span>.</text:p>
      <text:p text:style-name="Text_20_body">If you set the <text:span text:style-name="Source_20_Text">AUTO_PUSHD</text:span> option in <text:span text:style-name="Source_20_Text">zsh</text:span> (<text:span text:style-name="Source_20_Text">setopt autopushd</text:span>) <text:span text:style-name="Source_20_Text">cd somedir</text:span> behaves like <text:span text:style-name="Source_20_Text">pushd somedir</text:span>, the previous directory is pushed onto the directory stack automatically. This is probably the case on your machine. You can run <text:span text:style-name="Source_20_Text">setopt</text:span> to get a list of options that are not set the default way. See, whether <text:span text:style-name="Source_20_Text">autopushd</text:span> appears in the list.</text:p>
      <text:p text:style-name="Text_20_body">But this does not modify <text:span text:style-name="Source_20_Text">cd -</text:span> to behave like <text:span text:style-name="Source_20_Text">popd</text:span>. Instead it just pushes <text:span text:style-name="Source_20_Text">$PWD</text:span> onto the directory stack, and changes directory to <text:span text:style-name="Source_20_Text">$OLDPWD</text:span>. That means repeatedly calling <text:span text:style-name="Source_20_Text">cd -</text:span> will actually grow the directory stack (<text:span text:style-name="Source_20_Text">($PWD $OLDPWD $PWD $OLDPWD $PWD …)</text:span>). If it actually does behave exactly like <text:span text:style-name="Source_20_Text">popd</text:span> on your system, I would suggest if <text:span text:style-name="Source_20_Text">cd</text:span> is actually the builtin (<text:span text:style-name="Source_20_Text">whence -v cd</text:span>); it is possible that its replaced with an alias or function.</text:p>
      <text:p text:style-name="Text_20_body">As the directory stack will grow rather quickly with <text:span text:style-name="Source_20_Text">AUTO_PUSHD</text:span> enabled, you can limit its size by setting the parameter <text:span text:style-name="Source_20_Text">DIRSTACKSIZE</text:span> to the desired maximum size.<text:line-break/>You can also prevent duplicates by setting the <text:span text:style-name="Source_20_Text">PUSHD_IGNORE_DUPS</text:span> option.<text:line-break/>For more options have a look at <text:a xlink:type="simple" xlink:href="http://zsh.sourceforge.net/Doc/Release/Options.html#Changing-Directories" text:style-name="Internet_20_link" text:visited-style-name="Visited_20_Internet_20_Link">the manual</text:a>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Nimbus Roman" fo:font-family="'Nimbus Roman'" style:font-family-generic="roman" style:font-pitch="variable" fo:font-size="24pt" fo:font-weight="bold" style:font-name-asian="Noto Serif CJK KR1" style:font-family-asian="'Noto Serif CJK KR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Nimbus Roman" fo:font-family="'Nimbus Roman'" style:font-family-generic="roman" style:font-pitch="variable" fo:font-size="18pt" fo:font-weight="bold" style:font-name-asian="Noto Serif CJK KR1" style:font-family-asian="'Noto Serif CJK KR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KR" style:font-family-asian="'Noto Sans Mono CJK KR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7e848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7e84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7e848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0:17:01.117590895</meta:creation-date>
    <dc:date>2023-10-29T00:44:44.050317542</dc:date>
    <meta:editing-duration>PT1H57M50S</meta:editing-duration>
    <meta:editing-cycles>4</meta:editing-cycles>
    <meta:generator>LibreOffice/7.6.2.1$Linux_X86_64 LibreOffice_project/60$Build-1</meta:generator>
    <meta:document-statistic meta:table-count="0" meta:image-count="6" meta:object-count="0" meta:page-count="6" meta:paragraph-count="133" meta:word-count="1322" meta:character-count="6683" meta:non-whitespace-character-count="5495"/>
  </office:meta>
</office:document-meta>
</file>